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534f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paragraph-rsid="001534f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158708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paragraph-rsid="00158708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paragraph-rsid="00158708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paragraph-rsid="00158708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font-weight="normal" officeooo:paragraph-rsid="001b8f52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officeooo:paragraph-rsid="001d1679"/>
    </style:style>
    <style:style style:name="P9" style:family="paragraph" style:parent-style-name="Standard">
      <style:text-properties officeooo:paragraph-rsid="001d1679"/>
    </style:style>
    <style:style style:name="P10" style:family="paragraph" style:parent-style-name="Standard">
      <style:paragraph-properties fo:break-before="page"/>
      <style:text-properties fo:font-size="12pt" fo:font-weight="normal" officeooo:paragraph-rsid="001d1679" style:font-size-asian="10.5pt" style:font-weight-asian="normal" style:font-size-complex="12pt" style:font-weight-complex="normal"/>
    </style:style>
    <style:style style:name="T1" style:family="text">
      <style:text-properties officeooo:rsid="001534f2"/>
    </style:style>
    <style:style style:name="T2" style:family="text">
      <style:text-properties officeooo:rsid="00158708"/>
    </style:style>
    <style:style style:name="T3" style:family="text">
      <style:text-properties officeooo:rsid="00166377"/>
    </style:style>
    <style:style style:name="T4" style:family="text">
      <style:text-properties fo:font-weight="bold" officeooo:rsid="00166377" style:font-weight-asian="bold" style:font-weight-complex="bold"/>
    </style:style>
    <style:style style:name="T5" style:family="text">
      <style:text-properties fo:font-weight="bold" officeooo:rsid="00158708" style:font-weight-asian="bold" style:font-weight-complex="bold"/>
    </style:style>
    <style:style style:name="T6" style:family="text">
      <style:text-properties officeooo:rsid="0016e5ba"/>
    </style:style>
    <style:style style:name="T7" style:family="text">
      <style:text-properties officeooo:rsid="0019c9d5"/>
    </style:style>
    <style:style style:name="T8" style:family="text">
      <style:text-properties officeooo:rsid="001ac50f"/>
    </style:style>
    <style:style style:name="T9" style:family="text">
      <style:text-properties officeooo:rsid="001af797"/>
    </style:style>
    <style:style style:name="T10" style:family="text">
      <style:text-properties officeooo:rsid="001b8f52"/>
    </style:style>
    <style:style style:name="T11" style:family="text">
      <style:text-properties officeooo:rsid="001d1679"/>
    </style:style>
    <style:style style:name="T12" style:family="text">
      <style:text-properties fo:font-size="12pt" fo:font-weight="normal" officeooo:rsid="001d1679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амять</text:span></text:p>
      <text:p text:style-name="P2"><text:span text:style-name="T1"/></text:p>
      <text:p text:style-name="P2"><text:span text:style-name="T1"/></text:p>
      <text:p text:style-name="P3"><text:span text:style-name="T5">Внимание</text:span><text:span text:style-name="T2"> — процесс запоминания сохранения воспроизведения и забывания опыта</text:span></text:p>
      <text:p text:style-name="P3"><text:span text:style-name="T5">Процесс запомина</text:span><text:span text:style-name="T4">ния</text:span><text:span text:style-name="T3"> — процесс в результате которого происходит фиксация новой информации.</text:span></text:p>
      <text:p text:style-name="P3"><text:span text:style-name="T3"/></text:p>
      <text:p text:style-name="P3"><text:span text:style-name="T4">Воспроизведение</text:span><text:span text:style-name="T3"> - </text:span></text:p>
      <text:p text:style-name="P3"><text:span text:style-name="T3"/></text:p>
      <text:p text:style-name="P3"><text:span text:style-name="T3">Теории памяти:</text:span></text:p>
      <text:p text:style-name="P3"><text:span text:style-name="T3">Нейронная —</text:span><text:span text:style-name="T6"> нервный импульс создаёт цепочку нейронов(реверберацию)</text:span></text:p>
      <text:p text:style-name="P3"><text:span text:style-name="T3">Биохимическая —</text:span><text:span text:style-name="T6"> нервный импульс изменяет белковую структуру в молекулах КГМ. ДНК — генная память, РНК — прижизненная память</text:span></text:p>
      <text:p text:style-name="P3"><text:span text:style-name="T3">Ассоциотивная —</text:span><text:span text:style-name="T6"> возникающие в сознании образы «ассоциативно связываются» с ранее имеющимися</text:span></text:p>
      <text:p text:style-name="P3"><text:span text:style-name="T6"/></text:p>
      <text:p text:style-name="P3"><text:span text:style-name="T6">Виды памяти:</text:span></text:p>
      <text:list xml:id="list1732094902" text:style-name="L1">
        <text:list-item>
          <text:p text:style-name="P4"><text:span text:style-name="T6">По характеру: генетическая и прижизненная</text:span></text:p>
        </text:list-item>
        <text:list-item>
          <text:p text:style-name="P4"><text:span text:style-name="T6">По цели: непроизвольная и произвольная</text:span></text:p>
        </text:list-item>
        <text:list-item>
          <text:p text:style-name="P4"><text:span text:style-name="T6">По осмысленности: механическая смысловая</text:span></text:p>
        </text:list-item>
        <text:list-item>
          <text:p text:style-name="P4"><text:span text:style-name="T6">По длительности: кратковременная, оперативная, долгосрочная</text:span></text:p>
        </text:list-item>
        <text:list-item>
          <text:p text:style-name="P4"><text:span text:style-name="T6">По </text:span><text:span text:style-name="T7">запоминаемой</text:span><text:span text:style-name="T6"> информации: когнитивная, эмоциональная, образная, двигательная. </text:span></text:p>
        </text:list-item>
      </text:list>
      <text:p text:style-name="P3"><text:span text:style-name="T6"/></text:p>
      <text:p text:style-name="P3"><text:span text:style-name="T6">Индивидуальные характеристики памяти:</text:span></text:p>
      <text:list xml:id="list1541903859" text:style-name="L2">
        <text:list-item>
          <text:p text:style-name="P5"><text:span text:style-name="T6">Объём —</text:span><text:span text:style-name="T7"> количество запоминаемой инф-ии</text:span></text:p>
        </text:list-item>
        <text:list-item>
          <text:p text:style-name="P5"><text:span text:style-name="T7">Быстрота — скорость процесса запоминания</text:span></text:p>
        </text:list-item>
        <text:list-item>
          <text:p text:style-name="P5"><text:span text:style-name="T7">Точность — полнота воспроизведения информации</text:span></text:p>
        </text:list-item>
        <text:list-item>
          <text:p text:style-name="P5"><text:span text:style-name="T7">Длительность — время сохранения информация</text:span></text:p>
        </text:list-item>
        <text:list-item>
          <text:p text:style-name="P5"><text:span text:style-name="T7">Готовность — способность к воспроизведению</text:span></text:p>
        </text:list-item>
        <text:list-item>
          <text:p text:style-name="P5"><text:span text:style-name="T7">Модальность памяти —</text:span><text:span text:style-name="T8"> вид получения информации(зрительная, тектильная, обонятельная</text:span><text:span text:style-name="T9">, звуковая</text:span><text:span text:style-name="T8">)</text:span></text:p>
        </text:list-item>
      </text:list>
      <text:p text:style-name="P3"><text:span text:style-name="T8"/></text:p>
      <text:p text:style-name="P3"><text:span text:style-name="T8">Закономерности памяти</text:span></text:p>
      <text:list xml:id="list2036359824" text:style-name="L3">
        <text:list-item>
          <text:p text:style-name="P6"><text:span text:style-name="T8">Закон осмысления</text:span><text:span text:style-name="T10">(чем лучше осмысляешь, тем лучше помнишь)</text:span></text:p>
        </text:list-item>
        <text:list-item>
          <text:p text:style-name="P7"><text:span text:style-name="T8">закон разнообразия </text:span><text:span text:style-name="T10">(чем больше видов памяти задействованы в получении памяти)</text:span></text:p>
        </text:list-item>
        <text:list-item>
          <text:p text:style-name="P7"><text:span text:style-name="T10">Закон интереса(нужность информации)</text:span></text:p>
        </text:list-item>
        <text:list-item>
          <text:p text:style-name="P7"><text:span text:style-name="T10">Эффект Зейгарник (неоконченное действие запоминается лучше чем завершенное)</text:span></text:p>
        </text:list-item>
        <text:list-item>
          <text:p text:style-name="P7"><text:span text:style-name="T10">Закон связи(чем больше связаной информации, тем легче она запоминается)</text:span></text:p>
        </text:list-item>
        <text:list-item>
          <text:p text:style-name="P7"><text:span text:style-name="T10">Закон оптимального объема(закон Миллера) (5-7 информацонных блоков разбиения, модулей)</text:span></text:p>
        </text:list-item>
        <text:list-item>
          <text:p text:style-name="P7"><text:span text:style-name="T10">Закон края </text:span><text:span text:style-name="T11">(начало и конец лучше фиксируется)</text:span></text:p>
        </text:list-item>
        <text:list-item>
          <text:p text:style-name="P7"><text:span text:style-name="T10">Закон забывания (Закон Эббингауза) </text:span><text:span text:style-name="T11">(за первые сутки зазубренной информации забывается 90%, а если логически заучено, то 50%)</text:span></text:p>
        </text:list-item>
        <text:list-item>
          <text:p text:style-name="P7"><text:span text:style-name="T10">Закон повторения</text:span></text:p>
        </text:list-item>
        <text:list-item>
          <text:p text:style-name="P7"><text:span text:style-name="T10">Закон обратного хода памяти</text:span></text:p>
        </text:list-item>
      </text:list>
      <text:p text:style-name="P10"><text:span text:style-name="T11">Мнемические приемы</text:span></text:p>
      <text:list xml:id="list754001807" text:style-name="L4">
        <text:list-item>
          <text:p text:style-name="P8"><text:span text:style-name="T12">Метод ассоциаций</text:span></text:p>
        </text:list-item>
        <text:list-item>
          <text:p text:style-name="P8"><text:span text:style-name="T12">Метод связок</text:span></text:p>
        </text:list-item>
        <text:list-item>
          <text:p text:style-name="P8"><text:span text:style-name="T12">Метод мест (расстановок)</text:span></text:p>
        </text:list-item>
        <text:list-item>
          <text:p text:style-name="P8"><text:span text:style-name="T12">Метод логического сруктурирования</text:span></text:p>
        </text:list-item>
      </text:list>
      <text:p text:style-name="P9"><text:span text:style-name="T12"/>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09:00:23</meta:creation-date>
    <meta:generator>LibreOffice/3.6$MacOSX_x86 LibreOffice_project/e29a214-2bbed72-0621de6-a97528c-8f066d</meta:generator>
    <dc:date>2012-10-31T10:30:27</dc:date>
    <meta:editing-duration>PT1H29M1S</meta:editing-duration>
    <meta:editing-cycles>8</meta:editing-cycles>
    <meta:document-statistic meta:table-count="0" meta:image-count="0" meta:object-count="0" meta:page-count="2" meta:paragraph-count="37" meta:word-count="241" meta:character-count="1851" meta:non-whitespace-character-count="1670"/>
  </office:meta>
</office:document-meta>
</file>